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32cm" fo:min-width="33.7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a65d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0066b3" fo:font-weight="bold" style:font-weight-asian="bold" style:font-weight-complex="bold"/>
    </style:style>
    <style:style style:name="T4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4.225cm" svg:height="13.282cm" svg:x="0.432cm" svg:y="1.086cm">
          <draw:text-box>
            <text:p><text:span text:style-name="T1">(qemu) info mtree -f</text:span></text:p>
            <text:p>FlatView #2</text:p>
            <text:p>… …</text:p>
            <text:p>… ...</text:p>
            <text:p><text:s text:c="2"/>00000000fe000000-00000000fe7fffff (prio 0, <text:span text:style-name="T2">ramd</text:span>): 0000:03:00.3 <text:span text:style-name="T3">BAR 0</text:span> mmaps[0]</text:p>
            <text:p><text:s text:c="2"/>00000000fe800000-00000000fe80080f (prio 0, <text:span text:style-name="T2">i/o</text:span>): <text:span text:style-name="T3">msix-table</text:span></text:p>
            <text:p><text:s text:c="2"/>00000000fe800810-00000000fe800fff (prio 0, <text:span text:style-name="T2">i/o</text:span>): 0000:03:00.3 <text:span text:style-name="T3">BAR 3</text:span> @0000000000000810</text:p>
            <text:p><text:s text:c="2"/>00000000fe801000-00000000fe807fff (prio 0, <text:span text:style-name="T2">ramd</text:span>): 0000:03:00.3 <text:span text:style-name="T3">BAR 3</text:span> mmaps[0]</text:p>
            <text:p>… …</text:p>
            <text:p>… ...</text:p>
          </draw:text-box>
        </draw:frame>
        <draw:frame draw:style-name="gr2" draw:text-style-name="P3" draw:layer="layout" svg:width="23.876cm" svg:height="4.517cm" svg:x="2.034cm" svg:y="11.714cm">
          <draw:text-box>
            <text:list text:style-name="L1">
              <text:list-item>
                <text:p text:style-name="P2"><text:span text:style-name="T4">ramd </text:span><text:span text:style-name="T5">: PCI bar/region is mapped to VM address space</text:span></text:p>
              </text:list-item>
              <text:list-item>
                <text:p text:style-name="P2"><text:span text:style-name="T4">i/o <text:s text:c="4"/></text:span><text:span text:style-name="T5">: access is trapped to and emulated by hypervisor</text:span></text:p>
              </text:list-item>
            </text:list>
          </draw:text-box>
        </draw:frame>
        <draw:line draw:style-name="gr3" draw:text-style-name="P4" draw:layer="layout" svg:x1="24.892cm" svg:y1="6.858cm" svg:x2="25.654cm" svg:y2="7.874cm">
          <text:p/>
        </draw:line>
        <draw:frame draw:style-name="gr4" draw:text-style-name="P6" draw:layer="layout" svg:width="9.21cm" svg:height="0.962cm" svg:x="21cm" svg:y="8.382cm">
          <draw:text-box>
            <text:p text:style-name="P5"><text:span text:style-name="T6">MSI-X Pending Bit Array (PBA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0:05:04.296064961</dc:date>
    <meta:editing-duration>PT1H32M5S</meta:editing-duration>
    <meta:editing-cycles>92</meta:editing-cycles>
    <meta:generator>LibreOffice/6.0.7.3$Linux_X86_64 LibreOffice_project/00m0$Build-3</meta:generator>
    <meta:document-statistic meta:object-count="27"/>
  </office:meta>
</office:document-meta>
</file>